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95ef2" style:font-size-asian="11pt" style:font-size-complex="11pt"/>
    </style:style>
    <style:style style:name="P2" style:family="paragraph" style:parent-style-name="Standard">
      <style:text-properties style:font-name="Arial" fo:font-size="11pt" officeooo:rsid="00095ef2" officeooo:paragraph-rsid="00095ef2" style:font-size-asian="11pt" style:font-size-complex="11pt"/>
    </style:style>
    <style:style style:name="P3" style:family="paragraph" style:parent-style-name="Standard">
      <style:text-properties style:font-name="Arial" fo:font-size="11pt" officeooo:rsid="00095ef2" officeooo:paragraph-rsid="00095ef2" style:font-size-asian="11pt" style:font-size-complex="11pt"/>
    </style:style>
    <style:style style:name="P4" style:family="paragraph" style:parent-style-name="Standard">
      <style:text-properties style:font-name="Arial" fo:font-size="11pt" officeooo:rsid="00095ef2" officeooo:paragraph-rsid="00239eb7" style:font-size-asian="11pt" style:font-size-complex="11pt"/>
    </style:style>
    <style:style style:name="P5" style:family="paragraph" style:parent-style-name="Standard">
      <style:text-properties style:font-name="Arial" fo:font-size="11pt" officeooo:paragraph-rsid="0018b135" style:font-size-asian="11pt" style:font-size-complex="11pt"/>
    </style:style>
    <style:style style:name="P6" style:family="paragraph" style:parent-style-name="Standard">
      <style:text-properties style:font-name="Arial" fo:font-size="11pt" officeooo:paragraph-rsid="001a8df8" style:font-size-asian="11pt" style:font-size-complex="11pt"/>
    </style:style>
    <style:style style:name="P7" style:family="paragraph" style:parent-style-name="Standard">
      <style:text-properties style:font-name="Arial" fo:font-size="11pt" officeooo:paragraph-rsid="001f659f" style:font-size-asian="11pt" style:font-size-complex="11pt"/>
    </style:style>
    <style:style style:name="P8" style:family="paragraph" style:parent-style-name="Standard">
      <style:text-properties style:font-name="Arial" fo:font-size="11pt" style:text-underline-style="none" officeooo:paragraph-rsid="0018b135" style:font-size-asian="11pt" style:font-size-complex="11pt"/>
    </style:style>
    <style:style style:name="P9" style:family="paragraph" style:parent-style-name="Standard">
      <style:text-properties style:font-name="Arial" fo:font-size="11pt" style:text-underline-style="none" officeooo:paragraph-rsid="001a8df8" style:font-size-asian="11pt" style:font-size-complex="11pt"/>
    </style:style>
    <style:style style:name="T1" style:family="text">
      <style:text-properties officeooo:rsid="00095ef2"/>
    </style:style>
    <style:style style:name="T2" style:family="text">
      <style:text-properties officeooo:rsid="00168cc2"/>
    </style:style>
    <style:style style:name="T3" style:family="text">
      <style:text-properties officeooo:rsid="0018b13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b135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18b135" style:font-weight-asian="bold" style:font-weight-complex="bold"/>
    </style:style>
    <style:style style:name="T9" style:family="text">
      <style:text-properties style:text-underline-style="none" fo:font-weight="bold" officeooo:rsid="001a0f61" style:font-weight-asian="bold" style:font-weight-complex="bold"/>
    </style:style>
    <style:style style:name="T10" style:family="text">
      <style:text-properties style:text-underline-style="none" fo:font-weight="bold" officeooo:rsid="001a8df8" style:font-weight-asian="bold" style:font-weight-complex="bold"/>
    </style:style>
    <style:style style:name="T11" style:family="text">
      <style:text-properties style:text-underline-style="none" officeooo:rsid="0018b135"/>
    </style:style>
    <style:style style:name="T12" style:family="text">
      <style:text-properties style:text-underline-style="none" officeooo:rsid="002250c7"/>
    </style:style>
    <style:style style:name="T13" style:family="text">
      <style:text-properties style:text-underline-style="none" officeooo:rsid="0022a4b7"/>
    </style:style>
    <style:style style:name="T14" style:family="text">
      <style:text-properties style:text-underline-style="none" style:text-overline-style="solid" style:text-overline-width="auto" style:text-overline-color="font-color"/>
    </style:style>
    <style:style style:name="T15" style:family="text">
      <style:text-properties style:text-underline-style="none" officeooo:rsid="0018b135" style:text-overline-style="solid" style:text-overline-width="auto" style:text-overline-color="font-color"/>
    </style:style>
    <style:style style:name="T16" style:family="text">
      <style:text-properties style:text-underline-style="none" officeooo:rsid="001a1114" style:text-overline-style="solid" style:text-overline-width="auto" style:text-overline-color="font-color"/>
    </style:style>
    <style:style style:name="T17" style:family="text">
      <style:text-properties style:text-underline-style="none" officeooo:rsid="0020f706" style:text-overline-style="solid" style:text-overline-width="auto" style:text-overline-color="font-color"/>
    </style:style>
    <style:style style:name="T18" style:family="text">
      <style:text-properties style:text-underline-style="none" officeooo:rsid="001b750f"/>
    </style:style>
    <style:style style:name="T19" style:family="text">
      <style:text-properties style:text-underline-style="none" officeooo:rsid="00210e0c"/>
    </style:style>
    <style:style style:name="T20" style:family="text">
      <style:text-properties style:text-underline-style="none" officeooo:rsid="001a8df8"/>
    </style:style>
    <style:style style:name="T21" style:family="text">
      <style:text-properties style:text-underline-style="none" officeooo:rsid="001d9438"/>
    </style:style>
    <style:style style:name="T22" style:family="text">
      <style:text-properties style:text-underline-style="none" style:text-overline-style="none" style:text-overline-color="font-color"/>
    </style:style>
    <style:style style:name="T23" style:family="text">
      <style:text-properties style:text-underline-style="none" officeooo:rsid="0022b4f8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18b135"/>
    </style:style>
    <style:style style:name="T26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7" style:family="text">
      <style:text-properties style:text-underline-style="solid" style:text-underline-width="auto" style:text-underline-color="font-color" officeooo:rsid="00210e0c" style:text-overline-style="solid" style:text-overline-width="auto" style:text-overline-color="font-color"/>
    </style:style>
    <style:style style:name="T28" style:family="text">
      <style:text-properties style:text-underline-style="solid" style:text-underline-width="auto" style:text-underline-color="font-color" officeooo:rsid="001a8df8"/>
    </style:style>
    <style:style style:name="T29" style:family="text">
      <style:text-properties style:text-underline-style="solid" style:text-underline-width="auto" style:text-underline-color="font-color" officeooo:rsid="002250c7"/>
    </style:style>
    <style:style style:name="T30" style:family="text">
      <style:text-properties style:text-underline-style="solid" style:text-underline-width="auto" style:text-underline-color="font-color" officeooo:rsid="00210e0c"/>
    </style:style>
    <style:style style:name="T31" style:family="text">
      <style:text-properties style:text-underline-style="solid" style:text-underline-width="auto" style:text-underline-color="font-color" officeooo:rsid="0022b4f8"/>
    </style:style>
    <style:style style:name="T32" style:family="text">
      <style:text-properties officeooo:rsid="001a1114"/>
    </style:style>
    <style:style style:name="T33" style:family="text">
      <style:text-properties officeooo:rsid="001b750f"/>
    </style:style>
    <style:style style:name="T34" style:family="text">
      <style:text-properties officeooo:rsid="00239e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o relacional – extraído </text:span><text:span text:style-name="T2">a partir </text:span><text:span text:style-name="T1">do </text:span><text:span text:style-name="T3">modelo conceitual E-R</text:span></text:p>
      <text:p text:style-name="P2"/>
      <text:p text:style-name="P2"/>
      <text:p text:style-name="P4"><text:span text:style-name="T34">2º Forma Normal:</text:span></text:p>
      <text:p text:style-name="P2"/>
      <text:p text:style-name="P5"><text:span text:style-name="T4">Clinica</text:span>(<text:span text:style-name="T24">CodClin</text:span>, <text:span text:style-name="T32">logradouro, n</text:span><text:span text:style-name="T33">u</text:span><text:span text:style-name="T32">mero, complemento, bairro, cidade, CEP</text:span>, <text:span text:style-name="T16">CNPJ</text:span>)</text:p>
      <text:p text:style-name="P5"/>
      <text:p text:style-name="P7"><text:span text:style-name="T4">Medico</text:span>(<text:span text:style-name="T24">CRM</text:span><text:span text:style-name="T6">, CPF , nome, </text:span><text:span text:style-name="T14">CodEspPrinc</text:span><text:span text:style-name="T6">, DtIngrCl)</text:span></text:p>
      <text:p text:style-name="P8"/>
      <text:p text:style-name="P8"><text:span text:style-name="T5">Especialidade</text:span><text:span text:style-name="T3">(</text:span><text:span text:style-name="T25">CodEsp</text:span><text:span text:style-name="T3">, Nome)</text:span></text:p>
      <text:p text:style-name="P8"/>
      <text:p text:style-name="P5"><text:span text:style-name="T7">Consulta</text:span><text:span text:style-name="T6">(</text:span><text:span text:style-name="T26">CRM</text:span><text:span text:style-name="T6">, </text:span><text:span text:style-name="T26">CPF</text:span><text:span text:style-name="T6">, </text:span><text:span text:style-name="T24">data</text:span><text:span text:style-name="T6">, </text:span><text:span text:style-name="T24">hora</text:span><text:span text:style-name="T6">, DtRet)</text:span></text:p>
      <text:p text:style-name="P8"/>
      <text:p text:style-name="P5"><text:span text:style-name="T7">Pacientes</text:span><text:span text:style-name="T6">(</text:span><text:span text:style-name="T24">CPF</text:span><text:span text:style-name="T6">, </text:span><text:span text:style-name="T21">N</text:span><text:span text:style-name="T6">ome, </text:span><text:span text:style-name="T21">I</text:span><text:span text:style-name="T6">dade, </text:span><text:span text:style-name="T21">S</text:span><text:span text:style-name="T6">exo)</text:span></text:p>
      <text:p text:style-name="P8"/>
      <text:p text:style-name="P5"><text:span text:style-name="T7">DoencasPac</text:span><text:span text:style-name="T6">(</text:span><text:span text:style-name="T24">CodDP</text:span><text:span text:style-name="T6">, </text:span><text:span text:style-name="T18">DtIni, DtFim</text:span><text:span text:style-name="T6">, </text:span><text:span text:style-name="T14">CPF,</text:span><text:span text:style-name="T22"> </text:span><text:span text:style-name="T17">CID</text:span><text:span text:style-name="T6">)</text:span></text:p>
      <text:p text:style-name="P5"><text:span text:style-name="T6"/></text:p>
      <text:p text:style-name="P6"><text:span text:style-name="T10">Doenca</text:span><text:span text:style-name="T20">(</text:span><text:span text:style-name="T28">CID</text:span><text:span text:style-name="T20">, Nome)</text:span></text:p>
      <text:p text:style-name="P9"/>
      <text:p text:style-name="P5"><text:span text:style-name="T7">Pre</text:span><text:span text:style-name="T9">s</text:span><text:span text:style-name="T7">cricao</text:span><text:span text:style-name="T6">(</text:span><text:span text:style-name="T14">NomeGen</text:span><text:span text:style-name="T6">, </text:span><text:span text:style-name="T19">dose, freq, </text:span><text:span text:style-name="T30">DtIniTrat</text:span><text:span text:style-name="T19">, </text:span><text:span text:style-name="T30">DtFimTrat</text:span><text:span text:style-name="T19">, </text:span><text:span text:style-name="T27">CPF</text:span><text:span text:style-name="T19">, </text:span><text:span text:style-name="T27">CRM</text:span><text:span text:style-name="T6">)</text:span></text:p>
      <text:p text:style-name="P8"/>
      <text:p text:style-name="P5"><text:span text:style-name="T7">Medicamentos</text:span><text:span text:style-name="T6">(</text:span><text:span text:style-name="T24">NomeGen</text:span><text:span text:style-name="T6">, </text:span><text:span text:style-name="T29">C</text:span><text:span text:style-name="T24">ompQ</text:span><text:span text:style-name="T6">, QCompQ)</text:span></text:p>
      <text:p text:style-name="P8"/>
      <text:p text:style-name="P5"><text:span text:style-name="T8">CodApr</text:span><text:span text:style-name="T11">(</text:span><text:span text:style-name="T25">NomeFantasia</text:span><text:span text:style-name="T11">, </text:span><text:span text:style-name="T29">C</text:span><text:span text:style-name="T25">ompQ</text:span><text:span text:style-name="T11">, </text:span><text:span text:style-name="T25">QCompQ</text:span><text:span text:style-name="T11">, </text:span><text:span text:style-name="T31">C</text:span><text:span text:style-name="T25">odlab</text:span><text:span text:style-name="T11">, preco, </text:span><text:span text:style-name="T21">T</text:span><text:span text:style-name="T13">ipo</text:span><text:span text:style-name="T21">Apr</text:span><text:span text:style-name="T13">, </text:span><text:span text:style-name="T21">Q</text:span><text:span text:style-name="T11">td</text:span><text:span text:style-name="T21">e</text:span><text:span text:style-name="T11">, </text:span><text:span text:style-name="T21">Volume,</text:span><text:span text:style-name="T11"> </text:span><text:span text:style-name="T15">NomeGen</text:span><text:span text:style-name="T11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7:54:43.34</meta:creation-date>
    <dc:date>2013-08-27T18:45:08.58</dc:date>
    <meta:editing-duration>PT21M54S</meta:editing-duration>
    <meta:editing-cycles>26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2" meta:word-count="63" meta:character-count="536" meta:non-whitespace-character-count="484"/>
  </office:meta>
</office:document-meta>
</file>